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Heading_20_1" text:outline-level="1">This is a short bio for my Thailand Study Abroad trip</text:h>
      <text:h text:style-name="Heading_20_2" text:outline-level="2">A little about me</text:h>
      <text:p text:style-name="First_20_paragraph">My name is Michael Wallace. I was born and raised in the little town of Sanford, North Carolina, not far from where we are now. I graduated highschool in 2011, and I have attended two community colleges, Sandhills Community College and Central Carolina Community College (CCCC), since. In May of 2015, I graduated from CCCC with an Associate in Science degree. I now attend the University of North Carolina at Chapel Hill, and I am majoring in Environmental Science with a concentration in Energy and Sustainability and a minor in Geology.</text:p>
      <text:h text:style-name="Heading_20_2" text:outline-level="2">A little about my program</text:h>
      <text:p text:style-name="First_20_paragraph">I have been given the wonderful opportunity to study abroad in Thailand in the Spring and Summer of 2017 for my major! There, I will study at the Joint Graduate School of Energy and Environment at King Mongkut's University of Technology - Thonburi (JGSEE-KMUTT) in Bangkok, Thailand. During the spring semester I will take five courses at the university, and in the summer I will have the amazing opportunity to complete a capstone research project!</text:p>
      <text:p text:style-name="Text_20_body">This will be my first time out of the country (besides a cruise to Jamaica when I was 15, which only lasted a couple days). I am incredibly nervous and excited about the six months I will be spending in this extremely foreign country. This will be an experience of a life time, and I hope it is not my only trip abroad in life to practice the uber essential science of the environmen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